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13.78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13.753cm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opacity="0%" draw:opacity="0%" draw:textarea-horizontal-align="justify" draw:textarea-vertical-align="middle" draw:auto-grow-height="false" fo:min-height="10.54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87cm" svg:height="1.27cm" svg:x="3.54cm" svg:y="2.587cm">
          <text:p text:style-name="P1">Sensor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287cm" svg:height="1.27cm" svg:x="3.54cm" svg:y="5.087cm">
          <text:p text:style-name="P1">Feature-Extrahierung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699cm" svg:y1="3.857cm" svg:x2="10.699cm" svg:y2="5.127cm">
          <text:p/>
        </draw:line>
        <draw:line draw:style-name="gr3" draw:text-style-name="P3" draw:layer="layout" svg:x1="10.699cm" svg:y1="6.379cm" svg:x2="10.699cm" svg:y2="7.649cm">
          <text:p/>
        </draw:line>
        <draw:custom-shape draw:style-name="gr2" draw:text-style-name="P2" draw:layer="layout" svg:width="14.287cm" svg:height="1.27cm" svg:x="3.54cm" svg:y="7.687cm">
          <text:p text:style-name="P1">Evaluation KNN/Entscheidungsbaum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285cm" svg:y1="9.445cm" svg:x2="2.285cm" svg:y2="7.032cm">
          <text:p/>
        </draw:line>
        <draw:line draw:style-name="gr4" draw:text-style-name="P3" draw:layer="layout" svg:x1="2.27cm" svg:y1="7.032cm" svg:x2="10.703cm" svg:y2="7.032cm">
          <text:p/>
        </draw:line>
        <draw:line draw:style-name="gr3" draw:text-style-name="P3" draw:layer="layout" svg:x1="10.699cm" svg:y1="8.958cm" svg:x2="10.699cm" svg:y2="10.228cm">
          <text:p/>
        </draw:line>
        <draw:custom-shape draw:style-name="gr2" draw:text-style-name="P2" draw:layer="layout" svg:width="14.287cm" svg:height="1.27cm" svg:x="3.54cm" svg:y="10.239cm">
          <text:p text:style-name="P1">Aktueller Or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271cm" svg:y1="9.432cm" svg:x2="10.704cm" svg:y2="9.432cm">
          <text:p/>
        </draw:line>
        <draw:custom-shape draw:style-name="gr5" draw:text-style-name="P4" draw:layer="layout" svg:width="0.317cm" svg:height="10.795cm" svg:x="1.635cm" svg:y="1.6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317cm" svg:height="10.795cm" svg:x="18.469cm" svg:y="1.6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2T13:59:47.553507182</meta:creation-date>
    <dc:date>2021-04-12T14:08:52.573170954</dc:date>
    <meta:editing-duration>PT9M5S</meta:editing-duration>
    <meta:editing-cycles>1</meta:editing-cycles>
    <meta:document-statistic meta:object-count="12"/>
    <meta:generator>LibreOffice/7.1.1.2$Linux_X86_64 LibreOffice_project/10$Build-2</meta:generator>
  </office:meta>
</office:document-meta>
</file>